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Droid Sans" fo:font-size="16pt" officeooo:rsid="0002ece0" officeooo:paragraph-rsid="0002ece0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style:font-name="Droid Sans" fo:font-size="16pt" officeooo:rsid="0002ece0" officeooo:paragraph-rsid="00042199" style:font-size-asian="16pt" style:font-size-complex="16pt"/>
    </style:style>
    <style:style style:name="P3" style:family="paragraph" style:parent-style-name="Text_20_body">
      <style:paragraph-properties fo:text-align="center" style:justify-single-word="false"/>
      <style:text-properties style:font-name="Droid Sans" fo:font-size="16pt" officeooo:rsid="00042199" officeooo:paragraph-rsid="00042199" style:font-size-asian="16pt" style:font-size-complex="16pt"/>
    </style:style>
    <style:style style:name="P4" style:family="paragraph" style:parent-style-name="Heading_20_1">
      <style:paragraph-properties fo:text-align="center" style:justify-single-word="false"/>
      <style:text-properties style:font-name="Droid Sans" fo:font-size="96pt" officeooo:paragraph-rsid="0002ece0" style:font-size-asian="96pt" style:font-size-complex="96pt"/>
    </style:style>
    <style:style style:name="P5" style:family="paragraph" style:parent-style-name="Heading_20_1">
      <style:paragraph-properties fo:text-align="center" style:justify-single-word="false" fo:break-before="page"/>
      <style:text-properties style:font-name="Droid Sans" officeooo:rsid="0002ece0" officeooo:paragraph-rsid="0002ece0"/>
    </style:style>
    <style:style style:name="P6" style:family="paragraph" style:parent-style-name="Heading_20_1">
      <style:paragraph-properties fo:text-align="center" style:justify-single-word="false" fo:break-before="page"/>
      <style:text-properties style:font-name="Droid Sans" officeooo:paragraph-rsid="0002ece0"/>
    </style:style>
    <style:style style:name="T1" style:family="text">
      <style:text-properties officeooo:rsid="0002ec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officeooo:rsid="000421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h text:style-name="P4" text:outline-level="1"><text:span text:style-name="T1">Varasto</text:span></text:h>
      <text:p text:style-name="P2">Varasto on tarkoitettu <text:span text:style-name="T3">kulutustavaran ja työkalujen säilytykseen</text:span>. </text:p>
      <text:p text:style-name="P3">Jos tuot labille isompaa kulutustavaraa, <text:span text:style-name="T3">merkitse</text:span> siihen selkeästi <text:span text:style-name="T3">tuontipäivämäärä</text:span>.</text:p>
      <text:p text:style-name="P1">Varaston perällä on jäsenille varattuna hyllytilaa, johonka <text:span text:style-name="T3">avainmaksajat</text:span> ja <text:span text:style-name="T3">kannatusjäsenet</text:span> voivat varastoida yhden <text:span text:style-name="T5">smartstore 15</text:span> laatikon verran tavaraa. Mahdollisesta lisätilasta sovitaan erikseen hallituksen kanssa.</text:p>
      <text:h text:style-name="P6" text:outline-level="1"><text:span text:style-name="T1">Elektroniikkatila</text:span></text:h>
      <text:h text:style-name="P5" text:outline-level="1">Mekaniikkatil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2:48:19.305637010</meta:creation-date>
    <dc:date>2016-02-10T13:15:06.227535722</dc:date>
    <meta:editing-duration>PT11M36S</meta:editing-duration>
    <meta:editing-cycles>1</meta:editing-cycles>
    <meta:document-statistic meta:table-count="0" meta:image-count="0" meta:object-count="0" meta:page-count="3" meta:paragraph-count="6" meta:word-count="43" meta:character-count="407" meta:non-whitespace-character-count="369"/>
    <meta:generator>LibreOffice/5.0.4.2$Linux_X86_64 LibreOffice_project/00m0$Build-2</meta:generator>
  </office:meta>
</office:document-meta>
</file>